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0000000478116C989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8.6cm" svg:height="21.757cm" svg:x="9.1cm" svg:y="0.043cm">
          <draw:image xlink:href="Pictures/100000000000030000000478116C989C.jpg" xlink:type="simple" xlink:show="embed" xlink:actuate="onLoad">
            <text:p/>
          </draw:image>
        </draw:frame>
        <draw:custom-shape draw:style-name="gr2" draw:text-style-name="P2" draw:layer="layout" svg:width="15.263cm" svg:height="2cm" svg:x="12.037cm" svg:y="20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11-16T11:30:50</meta:creation-date>
    <dc:date>2014-11-16T11:43:35</dc:date>
    <dc:creator>Jeff Gomes</dc:creator>
    <meta:editing-duration>PT11M13S</meta:editing-duration>
    <meta:editing-cycles>2</meta:editing-cycles>
    <meta:generator>LibreOffice/3.5$Linux_X86_64 LibreOffice_project/350m1$Build-2</meta:generator>
    <meta:document-statistic meta:object-count="25"/>
  </office:meta>
</office:document-meta>
</file>